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000000DB027059A17339A13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7.867cm, 5.761cm, 93.103cm, 47.5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7.498cm, 44.551cm, 93.079cm, 7.95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0.377cm" svg:y="0.055cm" svg:width="9.368cm" svg:height="5.793cm" draw:z-index="0"><draw:image xlink:href="Pictures/10000000000009F000000DB027059A17339A137E.png" xlink:type="simple" xlink:show="embed" xlink:actuate="onLoad" draw:mime-type="image/png"/></draw:frame><draw:frame draw:style-name="fr1" draw:name="Imagen2" text:anchor-type="char" svg:x="0.536cm" svg:y="6.038cm" svg:width="8.945cm" svg:height="5.553cm" draw:z-index="1"><draw:image xlink:href="Pictures/10000000000009F000000DB027059A17339A13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4:59:49.073437036</meta:creation-date>
    <dc:date>2023-02-03T15:02:10.696655131</dc:date>
    <meta:editing-duration>PT2M2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